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바탕" svg:font-family="바탕"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list-style-name="L35">
      <style:text-properties fo:font-size="12pt" style:font-size-asian="12pt" style:font-size-complex="12pt"/>
    </style:style>
    <style:style style:name="P3" style:family="paragraph" style:parent-style-name="Text_20_body" style:list-style-name="L36">
      <style:text-properties fo:font-size="12pt" style:font-size-asian="12pt" style:font-size-complex="12pt"/>
    </style:style>
    <style:style style:name="P4" style:family="paragraph" style:parent-style-name="Text_20_body" style:list-style-name="L37">
      <style:text-properties fo:font-size="12pt" style:font-size-asian="12pt" style:font-size-complex="12pt"/>
    </style:style>
    <style:style style:name="P5" style:family="paragraph" style:parent-style-name="Text_20_body" style:list-style-name="L38">
      <style:text-properties fo:font-size="12pt" style:font-size-asian="12pt" style:font-size-complex="12pt"/>
    </style:style>
    <style:style style:name="P6" style:family="paragraph" style:parent-style-name="Text_20_body" style:list-style-name="L39">
      <style:text-properties fo:font-size="12pt" style:font-size-asian="12pt" style:font-size-complex="12pt"/>
    </style:style>
    <style:style style:name="P7" style:family="paragraph" style:parent-style-name="Text_20_body" style:list-style-name="L40">
      <style:text-properties fo:font-size="12pt" style:font-size-asian="12pt" style:font-size-complex="12pt"/>
    </style:style>
    <style:style style:name="P8" style:family="paragraph" style:parent-style-name="Text_20_body" style:list-style-name="L41">
      <style:text-properties fo:font-size="12pt" style:font-size-asian="12pt" style:font-size-complex="12pt"/>
    </style:style>
    <style:style style:name="P9" style:family="paragraph" style:parent-style-name="Text_20_body" style:list-style-name="L42">
      <style:text-properties fo:font-size="12pt" style:font-size-asian="12pt" style:font-size-complex="12pt"/>
    </style:style>
    <style:style style:name="P10" style:family="paragraph" style:parent-style-name="Text_20_body" style:list-style-name="L45">
      <style:text-properties fo:font-size="12pt" style:font-size-asian="12pt" style:font-size-complex="12pt"/>
    </style:style>
    <style:style style:name="P11" style:family="paragraph" style:parent-style-name="Text_20_body" style:list-style-name="L46">
      <style:text-properties fo:font-size="12pt" style:font-size-asian="12pt" style:font-size-complex="12pt"/>
    </style:style>
    <style:style style:name="P12" style:family="paragraph" style:parent-style-name="Text_20_body" style:list-style-name="L47">
      <style:text-properties fo:font-size="12pt" style:font-size-asian="12pt" style:font-size-complex="12pt"/>
    </style:style>
    <style:style style:name="P13" style:family="paragraph" style:parent-style-name="Text_20_body" style:list-style-name="L48">
      <style:text-properties fo:font-size="12pt" style:font-size-asian="12pt" style:font-size-complex="12pt"/>
    </style:style>
    <style:style style:name="P14" style:family="paragraph" style:parent-style-name="Text_20_body" style:list-style-name="L49">
      <style:text-properties fo:font-size="12pt" style:font-size-asian="12pt" style:font-size-complex="12pt"/>
    </style:style>
    <style:style style:name="P15" style:family="paragraph" style:parent-style-name="Text_20_body" style:list-style-name="L50">
      <style:text-properties fo:font-size="12pt" style:font-size-asian="12pt" style:font-size-complex="12pt"/>
    </style:style>
    <style:style style:name="P16" style:family="paragraph" style:parent-style-name="Text_20_body" style:list-style-name="L43"/>
    <style:style style:name="P17" style:family="paragraph" style:parent-style-name="Text_20_body" style:list-style-name="L44"/>
    <style:style style:name="P18" style:family="paragraph" style:parent-style-name="Text_20_body" style:list-style-name="L51"/>
    <style:style style:name="P19" style:family="paragraph" style:parent-style-name="Text_20_body" style:list-style-name="L52"/>
    <style:style style:name="P20" style:family="paragraph" style:parent-style-name="Text_20_body" style:list-style-name="L53"/>
    <style:style style:name="P21" style:family="paragraph" style:parent-style-name="Text_20_body" style:list-style-name="L54"/>
    <style:style style:name="P22" style:family="paragraph" style:parent-style-name="Text_20_body" style:list-style-name="L55"/>
    <style:style style:name="P23" style:family="paragraph" style:parent-style-name="Text_20_body" style:list-style-name="L56"/>
    <style:style style:name="P24" style:family="paragraph" style:parent-style-name="Text_20_body" style:list-style-name="L57"/>
    <style:style style:name="P25" style:family="paragraph" style:parent-style-name="Text_20_body" style:list-style-name="L58"/>
    <style:style style:name="P26" style:family="paragraph" style:parent-style-name="Text_20_body" style:list-style-name="L59"/>
    <style:style style:name="P27" style:family="paragraph" style:parent-style-name="Text_20_body" style:list-style-name="L60"/>
    <style:style style:name="P28" style:family="paragraph" style:parent-style-name="Text_20_body" style:list-style-name="L61"/>
    <style:style style:name="P29" style:family="paragraph" style:parent-style-name="Text_20_body" style:list-style-name="L62"/>
    <style:style style:name="P30" style:family="paragraph" style:parent-style-name="Text_20_body" style:list-style-name="L63"/>
    <style:style style:name="P31" style:family="paragraph" style:parent-style-name="Text_20_body" style:list-style-name="L64"/>
    <style:style style:name="P32" style:family="paragraph" style:parent-style-name="Text_20_body" style:list-style-name="L65"/>
    <style:style style:name="P33" style:family="paragraph" style:parent-style-name="Text_20_body" style:list-style-name="L66"/>
    <style:style style:name="P34" style:family="paragraph" style:parent-style-name="Text_20_body" style:list-style-name="L67"/>
    <style:style style:name="P35" style:family="paragraph" style:parent-style-name="Text_20_body" style:list-style-name="L68"/>
    <style:style style:name="P36" style:family="paragraph" style:parent-style-name="Text_20_body" style:list-style-name="L43">
      <style:paragraph-properties fo:margin-top="0cm" fo:margin-bottom="0cm"/>
    </style:style>
    <style:style style:name="P37" style:family="paragraph" style:parent-style-name="Text_20_body" style:list-style-name="L44">
      <style:paragraph-properties fo:margin-top="0cm" fo:margin-bottom="0cm"/>
    </style:style>
    <style:style style:name="P38" style:family="paragraph" style:parent-style-name="Text_20_body" style:list-style-name="L51">
      <style:paragraph-properties fo:margin-top="0cm" fo:margin-bottom="0cm"/>
    </style:style>
    <style:style style:name="P39" style:family="paragraph" style:parent-style-name="Text_20_body" style:list-style-name="L52">
      <style:paragraph-properties fo:margin-top="0cm" fo:margin-bottom="0cm"/>
    </style:style>
    <style:style style:name="P40" style:family="paragraph" style:parent-style-name="Text_20_body" style:list-style-name="L53">
      <style:paragraph-properties fo:margin-top="0cm" fo:margin-bottom="0cm"/>
    </style:style>
    <style:style style:name="P41" style:family="paragraph" style:parent-style-name="Text_20_body" style:list-style-name="L54">
      <style:paragraph-properties fo:margin-top="0cm" fo:margin-bottom="0cm"/>
    </style:style>
    <style:style style:name="P42" style:family="paragraph" style:parent-style-name="Text_20_body" style:list-style-name="L55">
      <style:paragraph-properties fo:margin-top="0cm" fo:margin-bottom="0cm"/>
    </style:style>
    <style:style style:name="P43" style:family="paragraph" style:parent-style-name="Text_20_body" style:list-style-name="L56">
      <style:paragraph-properties fo:margin-top="0cm" fo:margin-bottom="0cm"/>
    </style:style>
    <style:style style:name="P44" style:family="paragraph" style:parent-style-name="Text_20_body" style:list-style-name="L57">
      <style:paragraph-properties fo:margin-top="0cm" fo:margin-bottom="0cm"/>
    </style:style>
    <style:style style:name="P45" style:family="paragraph" style:parent-style-name="Text_20_body" style:list-style-name="L58">
      <style:paragraph-properties fo:margin-top="0cm" fo:margin-bottom="0cm"/>
    </style:style>
    <style:style style:name="P46" style:family="paragraph" style:parent-style-name="Text_20_body" style:list-style-name="L60">
      <style:paragraph-properties fo:margin-top="0cm" fo:margin-bottom="0cm"/>
    </style:style>
    <style:style style:name="P47" style:family="paragraph" style:parent-style-name="Text_20_body" style:list-style-name="L61">
      <style:paragraph-properties fo:margin-top="0cm" fo:margin-bottom="0cm"/>
    </style:style>
    <style:style style:name="P48" style:family="paragraph" style:parent-style-name="Text_20_body" style:list-style-name="L62">
      <style:paragraph-properties fo:margin-top="0cm" fo:margin-bottom="0cm"/>
    </style:style>
    <style:style style:name="P49" style:family="paragraph" style:parent-style-name="Text_20_body" style:list-style-name="L63">
      <style:paragraph-properties fo:margin-top="0cm" fo:margin-bottom="0cm"/>
    </style:style>
    <style:style style:name="P50" style:family="paragraph" style:parent-style-name="Text_20_body" style:list-style-name="L64">
      <style:paragraph-properties fo:margin-top="0cm" fo:margin-bottom="0cm"/>
    </style:style>
    <style:style style:name="P51" style:family="paragraph" style:parent-style-name="Text_20_body" style:list-style-name="L65">
      <style:paragraph-properties fo:margin-top="0cm" fo:margin-bottom="0cm"/>
    </style:style>
    <style:style style:name="P52" style:family="paragraph" style:parent-style-name="Text_20_body" style:list-style-name="L66">
      <style:paragraph-properties fo:margin-top="0cm" fo:margin-bottom="0cm"/>
    </style:style>
    <style:style style:name="P53" style:family="paragraph" style:parent-style-name="Text_20_body" style:list-style-name="L67">
      <style:paragraph-properties fo:margin-top="0cm" fo:margin-bottom="0cm"/>
    </style:style>
    <style:style style:name="P54" style:family="paragraph" style:parent-style-name="Text_20_body" style:list-style-name="L68">
      <style:paragraph-properties fo:margin-top="0cm" fo:margin-bottom="0cm"/>
    </style:style>
    <style:style style:name="P55" style:family="paragraph" style:parent-style-name="Text_20_body" style:list-style-name="L35">
      <style:paragraph-properties fo:margin-top="0cm" fo:margin-bottom="0cm"/>
      <style:text-properties fo:font-size="12pt" style:font-size-asian="12pt" style:font-size-complex="12pt"/>
    </style:style>
    <style:style style:name="P56" style:family="paragraph" style:parent-style-name="Text_20_body" style:list-style-name="L36">
      <style:paragraph-properties fo:margin-top="0cm" fo:margin-bottom="0cm"/>
      <style:text-properties fo:font-size="12pt" style:font-size-asian="12pt" style:font-size-complex="12pt"/>
    </style:style>
    <style:style style:name="P57" style:family="paragraph" style:parent-style-name="Text_20_body" style:list-style-name="L37">
      <style:paragraph-properties fo:margin-top="0cm" fo:margin-bottom="0cm"/>
      <style:text-properties fo:font-size="12pt" style:font-size-asian="12pt" style:font-size-complex="12pt"/>
    </style:style>
    <style:style style:name="P58" style:family="paragraph" style:parent-style-name="Text_20_body" style:list-style-name="L38">
      <style:paragraph-properties fo:margin-top="0cm" fo:margin-bottom="0cm"/>
      <style:text-properties fo:font-size="12pt" style:font-size-asian="12pt" style:font-size-complex="12pt"/>
    </style:style>
    <style:style style:name="P59" style:family="paragraph" style:parent-style-name="Text_20_body" style:list-style-name="L39">
      <style:paragraph-properties fo:margin-top="0cm" fo:margin-bottom="0cm"/>
      <style:text-properties fo:font-size="12pt" style:font-size-asian="12pt" style:font-size-complex="12pt"/>
    </style:style>
    <style:style style:name="P60" style:family="paragraph" style:parent-style-name="Text_20_body" style:list-style-name="L40">
      <style:paragraph-properties fo:margin-top="0cm" fo:margin-bottom="0cm"/>
      <style:text-properties fo:font-size="12pt" style:font-size-asian="12pt" style:font-size-complex="12pt"/>
    </style:style>
    <style:style style:name="P61" style:family="paragraph" style:parent-style-name="Text_20_body" style:list-style-name="L41">
      <style:paragraph-properties fo:margin-top="0cm" fo:margin-bottom="0cm"/>
      <style:text-properties fo:font-size="12pt" style:font-size-asian="12pt" style:font-size-complex="12pt"/>
    </style:style>
    <style:style style:name="P62" style:family="paragraph" style:parent-style-name="Text_20_body" style:list-style-name="L45">
      <style:paragraph-properties fo:margin-top="0cm" fo:margin-bottom="0cm"/>
      <style:text-properties fo:font-size="12pt" style:font-size-asian="12pt" style:font-size-complex="12pt"/>
    </style:style>
    <style:style style:name="P63" style:family="paragraph" style:parent-style-name="Text_20_body" style:list-style-name="L46">
      <style:paragraph-properties fo:margin-top="0cm" fo:margin-bottom="0cm"/>
      <style:text-properties fo:font-size="12pt" style:font-size-asian="12pt" style:font-size-complex="12pt"/>
    </style:style>
    <style:style style:name="P64" style:family="paragraph" style:parent-style-name="Text_20_body" style:list-style-name="L47">
      <style:paragraph-properties fo:margin-top="0cm" fo:margin-bottom="0cm"/>
      <style:text-properties fo:font-size="12pt" style:font-size-asian="12pt" style:font-size-complex="12pt"/>
    </style:style>
    <style:style style:name="P65" style:family="paragraph" style:parent-style-name="Text_20_body" style:list-style-name="L48">
      <style:paragraph-properties fo:margin-top="0cm" fo:margin-bottom="0cm"/>
      <style:text-properties fo:font-size="12pt" style:font-size-asian="12pt" style:font-size-complex="12pt"/>
    </style:style>
    <style:style style:name="P66" style:family="paragraph" style:parent-style-name="Text_20_body" style:list-style-name="L49">
      <style:paragraph-properties fo:margin-top="0cm" fo:margin-bottom="0cm"/>
      <style:text-properties fo:font-size="12pt" style:font-size-asian="12pt" style:font-size-complex="12pt"/>
    </style:style>
    <style:style style:name="P67" style:family="paragraph" style:parent-style-name="Text_20_body" style:list-style-name="L50">
      <style:paragraph-properties fo:margin-top="0cm" fo:margin-bottom="0cm"/>
      <style:text-properties fo:font-size="12pt" style:font-size-asian="12pt" style:font-size-complex="12pt"/>
    </style:style>
    <style:style style:name="P68" style:family="paragraph" style:parent-style-name="Heading_20_4">
      <style:paragraph-properties fo:margin-top="0.353cm" fo:margin-bottom="0.499cm"/>
    </style:style>
    <style:style style:name="P69" style:family="paragraph" style:parent-style-name="Heading_20_4">
      <style:paragraph-properties fo:margin-top="0.353cm" fo:margin-bottom="0.499cm"/>
      <style:text-properties fo:font-size="12pt" style:font-size-asian="12pt" style:font-size-complex="12pt"/>
    </style:style>
    <style:style style:name="P70" style:family="paragraph" style:parent-style-name="Heading_20_2">
      <style:paragraph-properties fo:margin-top="0.353cm" fo:margin-bottom="0.499cm"/>
    </style:style>
    <style:style style:name="P71" style:family="paragraph" style:parent-style-name="Heading_20_3">
      <style:paragraph-properties fo:margin-top="0.353cm" fo:margin-bottom="0.499cm"/>
    </style:style>
    <style:style style:name="P72" style:family="paragraph" style:parent-style-name="Heading_20_3">
      <style:paragraph-properties fo:margin-top="0.353cm" fo:margin-bottom="0.499cm"/>
      <style:text-properties fo:font-size="12pt" style:font-size-asian="12pt" style:font-size-complex="12pt"/>
    </style:style>
    <style:style style:name="P73" style:family="paragraph" style:parent-style-name="Title" style:master-page-name="Standard">
      <style:paragraph-properties style:page-number="auto"/>
    </style:style>
    <style:style style:name="P74" style:family="paragraph" style:parent-style-name="Heading_20_1">
      <style:paragraph-properties fo:break-before="page"/>
    </style:style>
    <style:style style:name="P75" style:family="paragraph" style:parent-style-name="Standard">
      <style:text-properties fo:font-size="12pt" style:font-size-asian="12pt" style:font-size-complex="12pt"/>
    </style:style>
    <style:style style:name="T1" style:family="text">
      <style:text-properties style:language-asian="ko" style:country-asian="KR"/>
    </style:style>
    <style:style style:name="T2" style:family="text">
      <style:text-properties fo:font-size="12pt" style:font-size-asian="12pt" style:font-size-complex="12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Hotel Brand Research &amp; Guestroom Product Categorization</text:p>
      <text:p text:style-name="P75">Name: <text:span text:style-name="T1">Majidov</text:span>ov <text:span text:style-name="T1">Nusratulloh</text:span></text:p>
      <text:p text:style-name="P75">Student Number: 241<text:span text:style-name="T1">7563</text:span></text:p>
      <text:p text:style-name="P75">Group Members: <text:span text:style-name="T1">Only me.</text:span></text:p>
      <text:p text:style-name="P75">Submission Date: June 9, 2025</text:p>
      <text:p text:style-name="P75">Course Title: Introduction to Hospitality Industry</text:p>
      <text:p text:style-name="P75">Professor's Name: 송명근</text:p>
      <text:p text:style-name="Standard"/>
      <text:p text:style-name="Horizontal_20_Line"/>
      <text:list xml:id="list539183535230132765" text:style-name="Outline">
        <text:list-item>
          <text:list>
            <text:list-item>
              <text:h text:style-name="P70" text:outline-level="2">Table of Contents</text:h>
            </text:list-item>
          </text:list>
        </text:list-item>
      </text:list>
      <text:list xml:id="list557262414850589647" text:style-name="L35">
        <text:list-item>
          <text:p text:style-name="P55">Hotel Brand Research </text:p>
          <text:list>
            <text:list-item>
              <text:p text:style-name="P55">1.1 Selected Hotel Brand: Hilton Worldwide </text:p>
            </text:list-item>
            <text:list-item>
              <text:p text:style-name="P55">1.2 Hilton Brand Portfolio by Market Segment </text:p>
            </text:list-item>
            <text:list-item>
              <text:p text:style-name="P55">1.3 Analysis of Two Selected Brands </text:p>
            </text:list-item>
          </text:list>
        </text:list-item>
        <text:list-item>
          <text:p text:style-name="P55">Hotel Guestroom Product Analysis </text:p>
          <text:list>
            <text:list-item>
              <text:p text:style-name="P55">2.1 Conrad Seoul Room Categories </text:p>
            </text:list-item>
            <text:list-item>
              <text:p text:style-name="P55">2.2 Hilton Gyeongju Room Categories </text:p>
            </text:list-item>
          </text:list>
        </text:list-item>
        <text:list-item>
          <text:p text:style-name="P55">Conclusion </text:p>
        </text:list-item>
        <text:list-item>
          <text:p text:style-name="P2">References </text:p>
        </text:list-item>
      </text:list>
      <text:p text:style-name="Horizontal_20_Line"/>
      <text:list xml:id="list43750513" text:continue-list="list539183535230132765" text:style-name="Outline">
        <text:list-item>
          <text:list>
            <text:list-item>
              <text:h text:style-name="P70" text:outline-level="2">1. Hotel Brand Research</text:h>
              <text:list>
                <text:list-item>
                  <text:h text:style-name="P71" text:outline-level="3">1.1 Selected Hotel Brand: Hilton Worldwide</text:h>
                </text:list-item>
              </text:list>
            </text:list-item>
          </text:list>
        </text:list-item>
      </text:list>
      <text:p text:style-name="Text_20_body"><text:span text:style-name="T2">For this assignment, I have selected </text:span><text:span text:style-name="Strong_20_Emphasis"><text:span text:style-name="T2">Hilton Worldwide</text:span></text:span><text:span text:style-name="T2"> as the focus of my research. Hilton Worldwide is one of the largest and most recognized hospitality companies globally, operating across multiple market segments and countries worldwide. </text:span></text:p>
      <text:list xml:id="list43751005" text:continue-numbering="true" text:style-name="Outline">
        <text:list-item>
          <text:list>
            <text:list-item>
              <text:list>
                <text:list-item>
                  <text:h text:style-name="P71" text:outline-level="3"><text:soft-page-break/>1.2 Hilton Brand Portfolio by Market Segment</text:h>
                </text:list-item>
              </text:list>
            </text:list-item>
          </text:list>
        </text:list-item>
      </text:list>
      <text:p text:style-name="P1">Based on my research, Hilton Worldwide operates 24 distinct hotel brands across various market segments. The brands can be categorized as follows:</text:p>
      <text:p text:style-name="Text_20_body"><text:span text:style-name="Strong_20_Emphasis"><text:span text:style-name="T2">Luxury Brands:</text:span></text:span></text:p>
      <text:list xml:id="list4614157572722136168" text:style-name="L36">
        <text:list-item>
          <text:p text:style-name="P56">Waldorf Astoria Hotels &amp; Resorts </text:p>
        </text:list-item>
        <text:list-item>
          <text:p text:style-name="P56">Conrad Hotels &amp; Resorts </text:p>
        </text:list-item>
        <text:list-item>
          <text:p text:style-name="P56">LXR Hotels &amp; Resorts </text:p>
        </text:list-item>
        <text:list-item>
          <text:p text:style-name="P3">NoMad Hotels </text:p>
        </text:list-item>
      </text:list>
      <text:p text:style-name="Text_20_body"><text:span text:style-name="Strong_20_Emphasis"><text:span text:style-name="T2">Premium/Upper Upscale Brands:</text:span></text:span></text:p>
      <text:list xml:id="list4642973547103219837" text:style-name="L37">
        <text:list-item>
          <text:p text:style-name="P57">Hilton Hotels &amp; Resorts </text:p>
        </text:list-item>
        <text:list-item>
          <text:p text:style-name="P57">Curio Collection by Hilton </text:p>
        </text:list-item>
        <text:list-item>
          <text:p text:style-name="P57">DoubleTree by Hilton </text:p>
        </text:list-item>
        <text:list-item>
          <text:p text:style-name="P57">Tapestry Collection by Hilton </text:p>
        </text:list-item>
        <text:list-item>
          <text:p text:style-name="P4">Signia by Hilton </text:p>
        </text:list-item>
      </text:list>
      <text:p text:style-name="Text_20_body"><text:span text:style-name="Strong_20_Emphasis"><text:span text:style-name="T2">Upper Midscale/Select Service Brands:</text:span></text:span></text:p>
      <text:list xml:id="list3698580847419893467" text:style-name="L38">
        <text:list-item>
          <text:p text:style-name="P58">Embassy Suites by Hilton </text:p>
        </text:list-item>
        <text:list-item>
          <text:p text:style-name="P58">Hilton Garden Inn </text:p>
        </text:list-item>
        <text:list-item>
          <text:p text:style-name="P58">Hampton by Hilton </text:p>
        </text:list-item>
        <text:list-item>
          <text:p text:style-name="P5">Homewood Suites by Hilton </text:p>
        </text:list-item>
      </text:list>
      <text:p text:style-name="Text_20_body"><text:span text:style-name="Strong_20_Emphasis"><text:span text:style-name="T2">Lifestyle Brands:</text:span></text:span></text:p>
      <text:list xml:id="list5308100604796854777" text:style-name="L39">
        <text:list-item>
          <text:p text:style-name="P59">Canopy by Hilton </text:p>
        </text:list-item>
        <text:list-item>
          <text:p text:style-name="P59">Graduate by Hilton </text:p>
        </text:list-item>
        <text:list-item>
          <text:p text:style-name="P59">Tempo by Hilton </text:p>
        </text:list-item>
        <text:list-item>
          <text:p text:style-name="P6">Motto by Hilton </text:p>
        </text:list-item>
      </text:list>
      <text:p text:style-name="Text_20_body"><text:span text:style-name="Strong_20_Emphasis"><text:span text:style-name="T2">Extended Stay Brands:</text:span></text:span></text:p>
      <text:list xml:id="list844029254933966453" text:style-name="L40">
        <text:list-item>
          <text:p text:style-name="P60">Home2 Suites by Hilton </text:p>
        </text:list-item>
        <text:list-item>
          <text:p text:style-name="P7">Homewood Suites by Hilton </text:p>
        </text:list-item>
      </text:list>
      <text:p text:style-name="Text_20_body"><text:span text:style-name="Strong_20_Emphasis"><text:span text:style-name="T2">Budget/Economy Brands:</text:span></text:span></text:p>
      <text:list xml:id="list1824082087794663988" text:style-name="L41">
        <text:list-item>
          <text:p text:style-name="P61">Tru by Hilton </text:p>
        </text:list-item>
        <text:list-item>
          <text:p text:style-name="P61">Spark by Hilton </text:p>
        </text:list-item>
        <text:list-item>
          <text:p text:style-name="P8">LivSmart Studios by Hilton </text:p>
        </text:list-item>
      </text:list>
      <text:p text:style-name="Text_20_body"><text:span text:style-name="Strong_20_Emphasis"><text:span text:style-name="T2">Timeshare:</text:span></text:span></text:p>
      <text:list xml:id="list1085508626857306179" text:style-name="L42">
        <text:list-item>
          <text:p text:style-name="P9"><text:soft-page-break/>Hilton Grand Vacations </text:p>
        </text:list-item>
      </text:list>
      <text:list xml:id="list43741120" text:continue-list="list43751005" text:style-name="Outline">
        <text:list-item>
          <text:list>
            <text:list-item>
              <text:list>
                <text:list-header>
                  <text:h text:style-name="P72" text:outline-level="3" text:is-list-header="true">1.3 Analysis of Two Selected Brands</text:h>
                </text:list-header>
              </text:list>
            </text:list-item>
          </text:list>
        </text:list-item>
      </text:list>
      <text:p text:style-name="Text_20_body"><text:span text:style-name="T2">For detailed analysis, I have selected </text:span><text:span text:style-name="Strong_20_Emphasis"><text:span text:style-name="T2">Conrad Hotels &amp; Resorts</text:span></text:span><text:span text:style-name="T2"> and </text:span><text:span text:style-name="Strong_20_Emphasis"><text:span text:style-name="T2">Hilton Hotels &amp; Resorts</text:span></text:span><text:span text:style-name="T2"> as representatives of Hilton's luxury and premium segments respectively.</text:span></text:p>
      <text:list xml:id="list43756695" text:continue-numbering="true" text:style-name="Outline">
        <text:list-item>
          <text:list>
            <text:list-item>
              <text:list>
                <text:list-item>
                  <text:list>
                    <text:list-item>
                      <text:h text:style-name="P69" text:outline-level="4">Conrad Hotels &amp; Resorts</text:h>
                    </text:list-item>
                  </text:list>
                </text:list-item>
              </text:list>
            </text:list-item>
          </text:list>
        </text:list-item>
      </text:list>
      <text:p text:style-name="Text_20_body"><text:span text:style-name="Strong_20_Emphasis"><text:span text:style-name="T2">i) Number of Properties:</text:span></text:span><text:span text:style-name="T2"> Conrad Hotels &amp; Resorts operates approximately 42-50 properties worldwide as of 2025, with over 15,000 rooms globally.</text:span></text:p>
      <text:p text:style-name="Text_20_body"><text:span text:style-name="Strong_20_Emphasis"><text:span text:style-name="T2">ii) Countries and Geographic Presence:</text:span></text:span><text:span text:style-name="T2"> Conrad Hotels operates in approximately 21 countries and territories across multiple continents including:</text:span></text:p>
      <text:list xml:id="list3389690831662379274" text:style-name="L43">
        <text:list-item>
          <text:p text:style-name="P36"><text:span text:style-name="Strong_20_Emphasis"><text:span text:style-name="T2">Asia-Pacific:</text:span></text:span><text:span text:style-name="T2"> China, Japan, South Korea, Thailand, Singapore, Philippines, Australia </text:span></text:p>
        </text:list-item>
        <text:list-item>
          <text:p text:style-name="P36"><text:span text:style-name="Strong_20_Emphasis"><text:span text:style-name="T2">Americas:</text:span></text:span><text:span text:style-name="T2"> United States, Brazil </text:span></text:p>
        </text:list-item>
        <text:list-item>
          <text:p text:style-name="P36"><text:span text:style-name="Strong_20_Emphasis"><text:span text:style-name="T2">Europe:</text:span></text:span><text:span text:style-name="T2"> United Kingdom, Turkey </text:span></text:p>
        </text:list-item>
        <text:list-item>
          <text:p text:style-name="P16"><text:span text:style-name="Strong_20_Emphasis"><text:span text:style-name="T2">Middle East &amp; Africa:</text:span></text:span><text:span text:style-name="T2"> UAE, Egypt, Maldives </text:span></text:p>
        </text:list-item>
      </text:list>
      <text:p text:style-name="P1">The brand has a particularly strong presence in Asia-Pacific markets, reflecting the region's growing luxury travel demand.</text:p>
      <text:p text:style-name="Text_20_body"><text:span text:style-name="Strong_20_Emphasis"><text:span text:style-name="T2">iii) Presence in South Korea:</text:span></text:span><text:span text:style-name="T2"> Yes, Conrad Hotels has a presence in South Korea with </text:span><text:span text:style-name="Strong_20_Emphasis"><text:span text:style-name="T2">Conrad Seoul</text:span></text:span><text:span text:style-name="T2">, located in the Yeouido financial district. This luxury property offers stunning views of the Han River and provides direct access to the IFC Mall, making it a premier destination for both business and leisure travelers.</text:span></text:p>
      <text:list xml:id="list43755470" text:continue-list="list43756695" text:style-name="Outline">
        <text:list-item>
          <text:list>
            <text:list-item>
              <text:list>
                <text:list-item>
                  <text:list>
                    <text:list-item>
                      <text:h text:style-name="P69" text:outline-level="4">Hilton Hotels &amp; Resorts</text:h>
                    </text:list-item>
                  </text:list>
                </text:list-item>
              </text:list>
            </text:list-item>
          </text:list>
        </text:list-item>
      </text:list>
      <text:p text:style-name="Text_20_body"><text:span text:style-name="Strong_20_Emphasis"><text:span text:style-name="T2">i) Number of Properties:</text:span></text:span><text:span text:style-name="T2"> Hilton Hotels &amp; Resorts, as the flagship brand, operates over 600 properties worldwide across more than 100 countries and territories.</text:span></text:p>
      <text:p text:style-name="Text_20_body"><text:span text:style-name="Strong_20_Emphasis"><text:span text:style-name="T2">ii) Countries and Geographic Presence:</text:span></text:span><text:span text:style-name="T2"> Hilton Hotels &amp; Resorts has the most extensive global footprint among Hilton's brands, operating across all major continents:</text:span></text:p>
      <text:list xml:id="list4973809393226046278" text:style-name="L44">
        <text:list-item>
          <text:p text:style-name="P37"><text:span text:style-name="Strong_20_Emphasis"><text:span text:style-name="T2">Americas:</text:span></text:span><text:span text:style-name="T2"> United States, Canada, Mexico, Caribbean, Central and South America </text:span></text:p>
        </text:list-item>
        <text:list-item>
          <text:p text:style-name="P37"><text:span text:style-name="Strong_20_Emphasis"><text:span text:style-name="T2">Europe:</text:span></text:span><text:span text:style-name="T2"> United Kingdom, Germany, Netherlands, Italy, Spain, and most European countries </text:span></text:p>
        </text:list-item>
        <text:list-item>
          <text:p text:style-name="P37"><text:span text:style-name="Strong_20_Emphasis"><text:span text:style-name="T2">Asia-Pacific:</text:span></text:span><text:span text:style-name="T2"> China, Japan, South Korea, India, Australia, Southeast Asian countries </text:span></text:p>
        </text:list-item>
        <text:list-item>
          <text:p text:style-name="P17"><text:soft-page-break/><text:span text:style-name="Strong_20_Emphasis"><text:span text:style-name="T2">Middle East &amp; Africa:</text:span></text:span><text:span text:style-name="T2"> UAE, Saudi Arabia, Egypt, South Africa, and other regional markets </text:span></text:p>
        </text:list-item>
      </text:list>
      <text:p text:style-name="Text_20_body"><text:span text:style-name="Strong_20_Emphasis"><text:span text:style-name="T2">iii) Presence in South Korea:</text:span></text:span><text:span text:style-name="T2"> Yes, Hilton Hotels &amp; Resorts operates in South Korea, with </text:span><text:span text:style-name="Strong_20_Emphasis"><text:span text:style-name="T2">Hilton Gyeongju</text:span></text:span><text:span text:style-name="T2"> being a notable property. Located in the historic city of Gyeongju, this resort-style hotel offers both indoor and outdoor pools and serves as a gateway to Korea's ancient capital and UNESCO World Heritage sites.</text:span></text:p>
      <text:list xml:id="list43760351" text:continue-list="list43755470" text:style-name="Outline">
        <text:list-item>
          <text:list>
            <text:list-item>
              <text:h text:style-name="P70" text:outline-level="2">2. Hotel Guestroom Product Analysis</text:h>
            </text:list-item>
          </text:list>
        </text:list-item>
      </text:list>
      <text:p text:style-name="P1">For this section, I have analyzed the room categorization systems of two premium hotels in South Korea: Conrad Seoul and Hilton Gyeongju. As Korea does not have as many large-scale international luxury hotel chains compared to other countries, I have approached this analysis from a Korean perspective, examining how these international brands adapt their room products to the local market.</text:p>
      <text:list xml:id="list43738552" text:continue-numbering="true" text:style-name="Outline">
        <text:list-item>
          <text:list>
            <text:list-item>
              <text:list>
                <text:list-item>
                  <text:h text:style-name="P72" text:outline-level="3">2.1 Conrad Seoul Room Categories</text:h>
                </text:list-item>
              </text:list>
            </text:list-item>
          </text:list>
        </text:list-item>
      </text:list>
      <text:p text:style-name="P1">Conrad Seoul, as a luxury hotel, categorizes its rooms and suites based on a combination of size, view, and amenities:</text:p>
      <text:p text:style-name="Text_20_body"><text:span text:style-name="Strong_20_Emphasis"><text:span text:style-name="T2">Standard Rooms:</text:span></text:span></text:p>
      <text:list xml:id="list9163743647934622992" text:style-name="L45">
        <text:list-item>
          <text:p text:style-name="P62">Deluxe King Room </text:p>
        </text:list-item>
        <text:list-item>
          <text:p text:style-name="P62">Deluxe Twin Room </text:p>
        </text:list-item>
        <text:list-item>
          <text:p text:style-name="P62">Premier King Room </text:p>
        </text:list-item>
        <text:list-item>
          <text:p text:style-name="P10">Premier Twin Room </text:p>
        </text:list-item>
      </text:list>
      <text:p text:style-name="Text_20_body"><text:span text:style-name="Strong_20_Emphasis"><text:span text:style-name="T2">Executive Level Rooms:</text:span></text:span></text:p>
      <text:list xml:id="list4672345382312140120" text:style-name="L46">
        <text:list-item>
          <text:p text:style-name="P63">Executive King Room </text:p>
        </text:list-item>
        <text:list-item>
          <text:p text:style-name="P63">Executive Twin Room </text:p>
        </text:list-item>
        <text:list-item>
          <text:p text:style-name="P11">Executive Corner King Room </text:p>
        </text:list-item>
      </text:list>
      <text:p text:style-name="Text_20_body"><text:span text:style-name="Strong_20_Emphasis"><text:span text:style-name="T2">Suites:</text:span></text:span></text:p>
      <text:list xml:id="list5910060290116570925" text:style-name="L47">
        <text:list-item>
          <text:p text:style-name="P64">Junior Suite </text:p>
        </text:list-item>
        <text:list-item>
          <text:p text:style-name="P64">Premier Suite </text:p>
        </text:list-item>
        <text:list-item>
          <text:p text:style-name="P64">Grand Corner Suite </text:p>
        </text:list-item>
        <text:list-item>
          <text:p text:style-name="P12">Presidential Suite </text:p>
        </text:list-item>
      </text:list>
      <text:p text:style-name="P1">The hotel uses a hierarchical system that progresses from Deluxe (entry-level luxury) to Premier (enhanced views and amenities) to Executive (access to exclusive lounge) to various suite categories. This categorization reflects both Western <text:soft-page-break/>hospitality standards and Korean preferences for clear hierarchical distinctions in service levels.</text:p>
      <text:list xml:id="list43754108" text:continue-list="list43738552" text:style-name="Outline">
        <text:list-item>
          <text:list>
            <text:list-item>
              <text:list>
                <text:list-item>
                  <text:h text:style-name="P72" text:outline-level="3">2.2 Hilton Gyeongju Room Categories</text:h>
                </text:list-item>
              </text:list>
            </text:list-item>
          </text:list>
        </text:list-item>
      </text:list>
      <text:p text:style-name="P1">Hilton Gyeongju, positioned as a premium resort hotel, categorizes its accommodations as follows:</text:p>
      <text:p text:style-name="Text_20_body"><text:span text:style-name="Strong_20_Emphasis"><text:span text:style-name="T2">Standard Rooms:</text:span></text:span></text:p>
      <text:list xml:id="list7009329507856021768" text:style-name="L48">
        <text:list-item>
          <text:p text:style-name="P65">Standard King Room </text:p>
        </text:list-item>
        <text:list-item>
          <text:p text:style-name="P65">Standard Twin Room </text:p>
        </text:list-item>
        <text:list-item>
          <text:p text:style-name="P65">Deluxe King Room </text:p>
        </text:list-item>
        <text:list-item>
          <text:p text:style-name="P13">Deluxe Twin Room </text:p>
        </text:list-item>
      </text:list>
      <text:p text:style-name="Text_20_body"><text:span text:style-name="Strong_20_Emphasis"><text:span text:style-name="T2">Premium Rooms:</text:span></text:span></text:p>
      <text:list xml:id="list3894361738406385850" text:style-name="L49">
        <text:list-item>
          <text:p text:style-name="P66">Executive King Room </text:p>
        </text:list-item>
        <text:list-item>
          <text:p text:style-name="P66">Executive Twin Room </text:p>
        </text:list-item>
        <text:list-item>
          <text:p text:style-name="P66">Premium King Room (Garden View) </text:p>
        </text:list-item>
        <text:list-item>
          <text:p text:style-name="P14">Premium Twin Room (Garden View) </text:p>
        </text:list-item>
      </text:list>
      <text:p text:style-name="Text_20_body"><text:span text:style-name="Strong_20_Emphasis"><text:span text:style-name="T2">Suites:</text:span></text:span></text:p>
      <text:list xml:id="list5690330692775659853" text:style-name="L50">
        <text:list-item>
          <text:p text:style-name="P67">Junior Suite </text:p>
        </text:list-item>
        <text:list-item>
          <text:p text:style-name="P67">Executive Suite </text:p>
        </text:list-item>
        <text:list-item>
          <text:p text:style-name="P15">Presidential Suite </text:p>
        </text:list-item>
      </text:list>
      <text:p text:style-name="P1">Hilton Gyeongju's categorization system combines traditional size-based classifications (Standard, Deluxe, Premium) with view-based distinctions (Garden View) and service level differentiations (Executive access). This approach caters to both international guests familiar with standard hotel classifications and Korean guests who appreciate clear service hierarchies.</text:p>
      <text:list xml:id="list43759612" text:continue-list="list43754108" text:style-name="Outline">
        <text:list-item>
          <text:list>
            <text:list-item>
              <text:h text:style-name="P70" text:outline-level="2">3. Conclusion</text:h>
            </text:list-item>
          </text:list>
        </text:list-item>
      </text:list>
      <text:p text:style-name="P1">This analysis of Hilton Worldwide demonstrates the company's comprehensive approach to hospitality across multiple market segments. With 24 distinct brands operating in over 118 countries, Hilton successfully addresses diverse customer needs from budget-conscious travelers to luxury seekers.</text:p>
      <text:p text:style-name="P1">The examination of Conrad Seoul and Hilton Gyeongju reveals how international hotel brands adapt their room categorization systems to local markets while maintaining global standards. Both properties utilize clear hierarchical structures <text:soft-page-break/>that resonate with Korean cultural preferences while delivering internationally recognized luxury and premium experiences.</text:p>
      <text:p text:style-name="P1">From a Korean perspective, the presence of these established international brands provides valuable benchmarks for the domestic hospitality industry's development and helps elevate service standards across the market.</text:p>
      <text:list xml:id="list43763988" text:continue-numbering="true" text:style-name="Outline">
        <text:list-item>
          <text:list>
            <text:list-item>
              <text:h text:style-name="P70" text:outline-level="2">4. References</text:h>
            </text:list-item>
          </text:list>
        </text:list-item>
      </text:list>
      <text:list xml:id="list3069404414062749084" text:style-name="L51">
        <text:list-item>
          <text:p text:style-name="P38">Hilton Worldwide. (2025). Our Brands. Retrieved from https://www.hilton.com/en/brands/ </text:p>
        </text:list-item>
        <text:list-item>
          <text:p text:style-name="P38">Conrad Hotels &amp; Resorts. (2025). Brand Overview. Retrieved from https://www.hilton.com/en/brands/conrad-hotels/ </text:p>
        </text:list-item>
        <text:list-item>
          <text:p text:style-name="P38">Stories From Hilton. (2025). Our Brands. Retrieved from https://stories.hilton.com/brands </text:p>
        </text:list-item>
        <text:list-item>
          <text:p text:style-name="P38">Wikipedia. (2025). Hilton Worldwide. Retrieved from https://en.wikipedia.org/wiki/Hilton_Worldwide </text:p>
        </text:list-item>
        <text:list-item>
          <text:p text:style-name="P38">Wikipedia. (2025). Conrad Hotels. Retrieved from https://en.wikipedia.org/wiki/Conrad_Hotels </text:p>
        </text:list-item>
        <text:list-item>
          <text:p text:style-name="P38">Conrad Seoul. (2025). Rooms &amp; Suites. Retrieved from https://www.hilton.com/en/hotels/selcici-conrad-seoul/rooms/ </text:p>
        </text:list-item>
        <text:list-item>
          <text:p text:style-name="P18">Hilton Gyeongju. (2025). Hotel Information. Retrieved from https://www.hilton.com/en/hotels/kyohitw-hilton-gyeongju/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바탕" svg:font-family="바탕"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바탕"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6-09T23:48:23.40</dc:date>
    <meta:editing-duration>P0D</meta:editing-duration>
    <meta:generator>OpenOffice/4.1.7$Win32 OpenOffice.org_project/417m1$Build-9800</meta:generator>
    <meta:document-statistic meta:table-count="0" meta:image-count="0" meta:object-count="0" meta:page-count="6" meta:paragraph-count="119" meta:word-count="1070" meta:character-count="73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